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durbin_STANDARD</text:p>
          </table:table-cell>
          <table:table-cell table:formula="of:=MAX([.B3:.B100])" office:value-type="float" office:value="6042" calcext:value-type="float">
            <text:p>6042</text:p>
          </table:table-cell>
          <table:table-cell table:formula="of:=AVERAGE([.C3:.C100])" office:value-type="float" office:value="1245987685.85714" calcext:value-type="float">
            <text:p>1245987685.85714</text:p>
          </table:table-cell>
          <table:table-cell table:formula="of:=AVERAGE([.D3:.D100])" office:value-type="float" office:value="4247838745" calcext:value-type="float">
            <text:p>4247838745</text:p>
          </table:table-cell>
          <table:table-cell table:formula="of:=AVERAGE([.E3:.E100])" office:value-type="float" office:value="2978473" calcext:value-type="float">
            <text:p>2978473</text:p>
          </table:table-cell>
          <table:table-cell table:formula="of:=AVERAGE([.F3:.F100])" office:value-type="float" office:value="93435072.7142857" calcext:value-type="float">
            <text:p>93435072.7142857</text:p>
          </table:table-cell>
          <table:table-cell table:formula="of:=AVERAGE([.G3:.G100])" office:value-type="float" office:value="70248610.1428572" calcext:value-type="float">
            <text:p>70248610.1428572</text:p>
          </table:table-cell>
          <table:table-cell table:formula="of:=AVERAGE([.H3:.H100])" office:value-type="float" office:value="7736497.28571429" calcext:value-type="float">
            <text:p>7736497.28571429</text:p>
          </table:table-cell>
          <table:table-cell table:formula="of:=AVERAGE([.I3:.I100])" office:value-type="float" office:value="21" calcext:value-type="float">
            <text:p>21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308539714285714" calcext:value-type="float">
            <text:p>0.3085397143</text:p>
          </table:table-cell>
          <table:table-cell table:formula="of:=AVERAGE([.O3:.O100])" office:value-type="float" office:value="2978473" calcext:value-type="float">
            <text:p>2978473</text:p>
          </table:table-cell>
          <table:table-cell table:formula="of:=AVERAGE([.P3:.P100])" office:value-type="float" office:value="5.95838114285714" calcext:value-type="float">
            <text:p>5.9583811429</text:p>
          </table:table-cell>
          <table:table-cell table:formula="of:=AVERAGE([.Q3:.Q100])" office:value-type="float" office:value="4.48027985714286" calcext:value-type="float">
            <text:p>4.4802798571</text:p>
          </table:table-cell>
          <table:table-cell table:formula="of:=AVERAGE([.R3:.R100])" office:value-type="float" office:value="0.493443" calcext:value-type="float">
            <text:p>0.493443</text:p>
          </table:table-cell>
          <table:table-cell table:formula="of:=AVERAGE([.S3:.S100])" office:value-type="float" office:value="1.20857142857143" calcext:value-type="float">
            <text:p>1.2085714286</text:p>
          </table:table-cell>
          <table:table-cell table:formula="of:=AVERAGE([.T3:.T100])" office:value-type="float" office:value="9.00428571428571" calcext:value-type="float">
            <text:p>9.0042857143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1004" calcext:value-type="float">
            <text:p>1004</text:p>
          </table:table-cell>
          <table:table-cell office:value-type="float" office:value="1491293570" calcext:value-type="float">
            <text:p>1491293570</text:p>
          </table:table-cell>
          <table:table-cell office:value-type="float" office:value="4873978680" calcext:value-type="float">
            <text:p>4873978680</text:p>
          </table:table-cell>
          <table:table-cell office:value-type="float" office:value="3181579" calcext:value-type="float">
            <text:p>3181579</text:p>
          </table:table-cell>
          <table:table-cell office:value-type="float" office:value="96165418" calcext:value-type="float">
            <text:p>96165418</text:p>
          </table:table-cell>
          <table:table-cell office:value-type="float" office:value="69776825" calcext:value-type="float">
            <text:p>69776825</text:p>
          </table:table-cell>
          <table:table-cell office:value-type="float" office:value="7256887" calcext:value-type="float">
            <text:p>72568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0597" calcext:value-type="float">
            <text:p>0.30597</text:p>
          </table:table-cell>
          <table:table-cell office:value-type="float" office:value="3181579" calcext:value-type="float">
            <text:p>3181579</text:p>
          </table:table-cell>
          <table:table-cell office:value-type="float" office:value="6.130066" calcext:value-type="float">
            <text:p>6.130066</text:p>
          </table:table-cell>
          <table:table-cell office:value-type="float" office:value="4.447925" calcext:value-type="float">
            <text:p>4.447925</text:p>
          </table:table-cell>
          <table:table-cell office:value-type="float" office:value="0.46259" calcext:value-type="float">
            <text:p>0.46259</text:p>
          </table:table-cell>
          <table:table-cell office:value-type="float" office:value="1.38" calcext:value-type="float">
            <text:p>1.38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2007" calcext:value-type="float">
            <text:p>2007</text:p>
          </table:table-cell>
          <table:table-cell office:value-type="float" office:value="1394504735" calcext:value-type="float">
            <text:p>1394504735</text:p>
          </table:table-cell>
          <table:table-cell office:value-type="float" office:value="4725655098" calcext:value-type="float">
            <text:p>4725655098</text:p>
          </table:table-cell>
          <table:table-cell office:value-type="float" office:value="3349279" calcext:value-type="float">
            <text:p>3349279</text:p>
          </table:table-cell>
          <table:table-cell office:value-type="float" office:value="106196477" calcext:value-type="float">
            <text:p>106196477</text:p>
          </table:table-cell>
          <table:table-cell office:value-type="float" office:value="81487275" calcext:value-type="float">
            <text:p>81487275</text:p>
          </table:table-cell>
          <table:table-cell office:value-type="float" office:value="10654271" calcext:value-type="float">
            <text:p>106542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95092" calcext:value-type="float">
            <text:p>0.295092</text:p>
          </table:table-cell>
          <table:table-cell office:value-type="float" office:value="3349279" calcext:value-type="float">
            <text:p>3349279</text:p>
          </table:table-cell>
          <table:table-cell office:value-type="float" office:value="6.776246" calcext:value-type="float">
            <text:p>6.776246</text:p>
          </table:table-cell>
          <table:table-cell office:value-type="float" office:value="5.199587" calcext:value-type="float">
            <text:p>5.199587</text:p>
          </table:table-cell>
          <table:table-cell office:value-type="float" office:value="0.679834" calcext:value-type="float">
            <text:p>0.679834</text:p>
          </table:table-cell>
          <table:table-cell office:value-type="float" office:value="1.3" calcext:value-type="float">
            <text:p>1.3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3010" calcext:value-type="float">
            <text:p>3010</text:p>
          </table:table-cell>
          <table:table-cell office:value-type="float" office:value="1327089582" calcext:value-type="float">
            <text:p>1327089582</text:p>
          </table:table-cell>
          <table:table-cell office:value-type="float" office:value="4783343730" calcext:value-type="float">
            <text:p>4783343730</text:p>
          </table:table-cell>
          <table:table-cell office:value-type="float" office:value="3611248" calcext:value-type="float">
            <text:p>3611248</text:p>
          </table:table-cell>
          <table:table-cell office:value-type="float" office:value="113633284" calcext:value-type="float">
            <text:p>113633284</text:p>
          </table:table-cell>
          <table:table-cell office:value-type="float" office:value="85080082" calcext:value-type="float">
            <text:p>85080082</text:p>
          </table:table-cell>
          <table:table-cell office:value-type="float" office:value="7270851" calcext:value-type="float">
            <text:p>72708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7744" calcext:value-type="float">
            <text:p>0.27744</text:p>
          </table:table-cell>
          <table:table-cell office:value-type="float" office:value="3611248" calcext:value-type="float">
            <text:p>3611248</text:p>
          </table:table-cell>
          <table:table-cell office:value-type="float" office:value="7.250778" calcext:value-type="float">
            <text:p>7.250778</text:p>
          </table:table-cell>
          <table:table-cell office:value-type="float" office:value="5.428839" calcext:value-type="float">
            <text:p>5.428839</text:p>
          </table:table-cell>
          <table:table-cell office:value-type="float" office:value="0.463943" calcext:value-type="float">
            <text:p>0.463943</text:p>
          </table:table-cell>
          <table:table-cell office:value-type="float" office:value="1.34" calcext:value-type="float">
            <text:p>1.3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4014" calcext:value-type="float">
            <text:p>4014</text:p>
          </table:table-cell>
          <table:table-cell office:value-type="float" office:value="1734873463" calcext:value-type="float">
            <text:p>1734873463</text:p>
          </table:table-cell>
          <table:table-cell office:value-type="float" office:value="5585219125" calcext:value-type="float">
            <text:p>5585219125</text:p>
          </table:table-cell>
          <table:table-cell office:value-type="float" office:value="3501994" calcext:value-type="float">
            <text:p>3501994</text:p>
          </table:table-cell>
          <table:table-cell office:value-type="float" office:value="110457286" calcext:value-type="float">
            <text:p>110457286</text:p>
          </table:table-cell>
          <table:table-cell office:value-type="float" office:value="82216300" calcext:value-type="float">
            <text:p>82216300</text:p>
          </table:table-cell>
          <table:table-cell office:value-type="float" office:value="10805543" calcext:value-type="float">
            <text:p>1080554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0619" calcext:value-type="float">
            <text:p>0.310619</text:p>
          </table:table-cell>
          <table:table-cell office:value-type="float" office:value="3501994" calcext:value-type="float">
            <text:p>3501994</text:p>
          </table:table-cell>
          <table:table-cell office:value-type="float" office:value="7.041102" calcext:value-type="float">
            <text:p>7.041102</text:p>
          </table:table-cell>
          <table:table-cell office:value-type="float" office:value="5.24088" calcext:value-type="float">
            <text:p>5.24088</text:p>
          </table:table-cell>
          <table:table-cell office:value-type="float" office:value="0.6888" calcext:value-type="float">
            <text:p>0.6888</text:p>
          </table:table-cell>
          <table:table-cell office:value-type="float" office:value="1.34" calcext:value-type="float">
            <text:p>1.34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5018" calcext:value-type="float">
            <text:p>5018</text:p>
          </table:table-cell>
          <table:table-cell office:value-type="float" office:value="1627148322" calcext:value-type="float">
            <text:p>1627148322</text:p>
          </table:table-cell>
          <table:table-cell office:value-type="float" office:value="5389637694" calcext:value-type="float">
            <text:p>5389637694</text:p>
          </table:table-cell>
          <table:table-cell office:value-type="float" office:value="3594978" calcext:value-type="float">
            <text:p>3594978</text:p>
          </table:table-cell>
          <table:table-cell office:value-type="float" office:value="113645335" calcext:value-type="float">
            <text:p>113645335</text:p>
          </table:table-cell>
          <table:table-cell office:value-type="float" office:value="86059580" calcext:value-type="float">
            <text:p>86059580</text:p>
          </table:table-cell>
          <table:table-cell office:value-type="float" office:value="10903403" calcext:value-type="float">
            <text:p>109034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01903" calcext:value-type="float">
            <text:p>0.301903</text:p>
          </table:table-cell>
          <table:table-cell office:value-type="float" office:value="3594978" calcext:value-type="float">
            <text:p>3594978</text:p>
          </table:table-cell>
          <table:table-cell office:value-type="float" office:value="7.244324" calcext:value-type="float">
            <text:p>7.244324</text:p>
          </table:table-cell>
          <table:table-cell office:value-type="float" office:value="5.48587" calcext:value-type="float">
            <text:p>5.48587</text:p>
          </table:table-cell>
          <table:table-cell office:value-type="float" office:value="0.695038" calcext:value-type="float">
            <text:p>0.695038</text:p>
          </table:table-cell>
          <table:table-cell office:value-type="float" office:value="1.32" calcext:value-type="float">
            <text:p>1.32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6022" calcext:value-type="float">
            <text:p>6022</text:p>
          </table:table-cell>
          <table:table-cell office:value-type="float" office:value="1136340183" calcext:value-type="float">
            <text:p>1136340183</text:p>
          </table:table-cell>
          <table:table-cell office:value-type="float" office:value="4350872776" calcext:value-type="float">
            <text:p>4350872776</text:p>
          </table:table-cell>
          <table:table-cell office:value-type="float" office:value="3609293" calcext:value-type="float">
            <text:p>3609293</text:p>
          </table:table-cell>
          <table:table-cell office:value-type="float" office:value="113946895" calcext:value-type="float">
            <text:p>113946895</text:p>
          </table:table-cell>
          <table:table-cell office:value-type="float" office:value="87118494" calcext:value-type="float">
            <text:p>87118494</text:p>
          </table:table-cell>
          <table:table-cell office:value-type="float" office:value="7264265" calcext:value-type="float">
            <text:p>72642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61175" calcext:value-type="float">
            <text:p>0.261175</text:p>
          </table:table-cell>
          <table:table-cell office:value-type="float" office:value="3609293" calcext:value-type="float">
            <text:p>3609293</text:p>
          </table:table-cell>
          <table:table-cell office:value-type="float" office:value="7.263547" calcext:value-type="float">
            <text:p>7.263547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0.463061" calcext:value-type="float">
            <text:p>0.463061</text:p>
          </table:table-cell>
          <table:table-cell office:value-type="float" office:value="1.31" calcext:value-type="float">
            <text:p>1.31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float" office:value="6042" calcext:value-type="float">
            <text:p>6042</text:p>
          </table:table-cell>
          <table:table-cell office:value-type="float" office:value="10663946" calcext:value-type="float">
            <text:p>10663946</text:p>
          </table:table-cell>
          <table:table-cell office:value-type="float" office:value="26164112" calcext:value-type="float">
            <text:p>26164112</text:p>
          </table:table-cell>
          <table:table-cell office:value-type="float" office:value="940" calcext:value-type="float">
            <text:p>940</text:p>
          </table:table-cell>
          <table:table-cell office:value-type="float" office:value="814" calcext:value-type="float">
            <text:p>814</text:p>
          </table:table-cell>
          <table:table-cell office:value-type="float" office:value="1715" calcext:value-type="float">
            <text:p>171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579" calcext:value-type="float">
            <text:p>0.407579</text:p>
          </table:table-cell>
          <table:table-cell office:value-type="float" office:value="940" calcext:value-type="float">
            <text:p>940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47" calcext:value-type="float">
            <text:p>0.47</text:p>
          </table:table-cell>
          <table:table-cell office:value-type="float" office:value="6.57" calcext:value-type="float">
            <text:p>6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0:33.067119962</dc:date>
    <meta:editing-duration>PT1H32M20S</meta:editing-duration>
    <meta:editing-cycles>15</meta:editing-cycles>
    <meta:generator>LibreOffice/5.1.4.2$Linux_X86_64 LibreOffice_project/10m0$Build-2</meta:generator>
    <meta:document-statistic meta:table-count="1" meta:cell-count="180" meta:object-count="0"/>
  </office:meta>
</office:document-meta>
</file>